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fo:background-color="#ffffcc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ymagania funkcjonalne: </text:p>
      <text:list text:style-name="L1">
        <text:list-item>
          <text:p text:style-name="P1">przesuwanie pionków może odbywac się przez :</text:p>
          <text:p text:style-name="P1">a) za pomocą głosu</text:p>
          <text:p text:style-name="P1">b) przeciąganie (DragAndDrop)</text:p>
          <text:p text:style-name="P1"/>
        </text:list-item>
        <text:list-item>
          <text:p text:style-name="P1">Jednostka może się poruszać na nie zajęte pole lub atakować. </text:p>
        </text:list-item>
        <text:list-item>
          <text:p text:style-name="P1">Gdy jednostka zginie znika z planszy</text:p>
        </text:list-item>
        <text:list-item>
          <text:p text:style-name="P1">Możliwość podejrzenia statystyk danej jednostki </text:p>
        </text:list-item>
        <text:list-item>
          <text:p text:style-name="P1">użytkownik może wybrać imię oraz drużynę (horda albo ally) </text:p>
        </text:list-item>
        <text:list-item>
          <text:p text:style-name="P1">na ruch użytkownik ma określony czas</text:p>
        </text:list-item>
        <text:list-item>
          <text:p text:style-name="P1">konsola informująca o ruchach i wydarzeniach na planszy</text:p>
        </text:list-item>
        <text:list-item>
          <text:p text:style-name="P1">możliwość zapisu gry</text:p>
        </text:list-item>
      </text:list>
      <text:p text:style-name="Standard"/>
      <text:p text:style-name="Standard">Wymagania dodatkowe : </text:p>
      <text:list text:style-name="L2">
        <text:list-item>
          <text:p text:style-name="P2">zaznaczamy pionek, na planszy wyswietlaja się dostepne pola ruchu</text:p>
        </text:list-item>
        <text:list-item>
          <text:p text:style-name="P2">muzyka podczas gry wraz z regulacją głośności </text:p>
        </text:list-item>
        <text:list-item>
          <text:p text:style-name="P2">dzwięki przy wydarzeniach takich jak walka, gdy jednostka zginie, zwyciestwo gracza. </text:p>
        </text:list-item>
        <text:list-item>
          <text:p text:style-name="P2">Bonusy w grze, pojawiajace się losowo na mapie zmieniajace statystyki jednostek (negatywne jak i pozytywne) </text:p>
        </text:list-item>
        <text:list-item>
          <text:p text:style-name="P2">nie jednolity teren planszy ( góry, rzeka, łąka, las) zmieniające atrybuty jednostek </text:p>
        </text:list-item>
        <text:list-item>
          <text:p text:style-name="P2">Możliwość autoryzacji uzytkownika który chce wczytac dana gre </text:p>
        </text:list-item>
        <text:list-item>
          <text:p text:style-name="P2">Statystyki </text:p>
        </text:list-item>
        <text:list-item>
          <text:p text:style-name="P2">mapa na heksach </text:p>
        </text:list-item>
        <text:list-item>
          <text:p text:style-name="P2">mozliwosc zmiany wielkosci mapy </text:p>
        </text:list-item>
        <text:list-item>
          <text:p text:style-name="P2">efekty wizualne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6-11-30T21:42:20</dc:date>
    <meta:editing-cycles>2</meta:editing-cycles>
    <meta:editing-duration>PT22M58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22" meta:word-count="135" meta:character-count="978"/>
  </office:meta>
</office:document-meta>
</file>